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4ca" officeooo:paragraph-rsid="000324ca"/>
    </style:style>
    <style:style style:name="P2" style:family="paragraph" style:parent-style-name="Standard" style:list-style-name="L2">
      <style:text-properties officeooo:rsid="000324ca" officeooo:paragraph-rsid="000324ca"/>
    </style:style>
    <style:style style:name="P3" style:family="paragraph" style:parent-style-name="Standard" style:list-style-name="L5">
      <style:text-properties officeooo:rsid="000324ca" officeooo:paragraph-rsid="0004e6c0"/>
    </style:style>
    <style:style style:name="P4" style:family="paragraph" style:parent-style-name="Standard">
      <style:text-properties fo:font-weight="bold" officeooo:rsid="000324ca" officeooo:paragraph-rsid="000324ca" style:font-weight-asian="bold" style:font-weight-complex="bold"/>
    </style:style>
    <style:style style:name="P5" style:family="paragraph" style:parent-style-name="Standard">
      <style:text-properties fo:font-weight="bold" officeooo:rsid="0004eb0c" officeooo:paragraph-rsid="0004eb0c" style:font-weight-asian="bold" style:font-weight-complex="bold"/>
    </style:style>
    <style:style style:name="P6" style:family="paragraph" style:parent-style-name="Standard" style:list-style-name="L1">
      <style:text-properties officeooo:paragraph-rsid="000324ca"/>
    </style:style>
    <style:style style:name="P7" style:family="paragraph" style:parent-style-name="Standard" style:list-style-name="L2">
      <style:text-properties officeooo:rsid="0004e6c0" officeooo:paragraph-rsid="0004e6c0"/>
    </style:style>
    <style:style style:name="P8" style:family="paragraph" style:parent-style-name="Standard">
      <style:text-properties officeooo:rsid="0004e6c0" officeooo:paragraph-rsid="0004e6c0"/>
    </style:style>
    <style:style style:name="P9" style:family="paragraph" style:parent-style-name="Standard" style:list-style-name="L4">
      <style:text-properties officeooo:rsid="0004e6c0" officeooo:paragraph-rsid="0004e6c0"/>
    </style:style>
    <style:style style:name="P10" style:family="paragraph" style:parent-style-name="Standard" style:list-style-name="L5">
      <style:text-properties officeooo:rsid="0004e6c0" officeooo:paragraph-rsid="0004e6c0"/>
    </style:style>
    <style:style style:name="T1" style:family="text">
      <style:text-properties officeooo:rsid="000324ca"/>
    </style:style>
    <style:style style:name="T2" style:family="text">
      <style:text-properties officeooo:rsid="0004e6c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4eb0c"/>
    </style:style>
    <style:style style:name="T5" style:family="text">
      <style:text-properties fo:font-weight="bold" officeooo:rsid="0004eb0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eb0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hort term</text:p>
      <text:list xml:id="list8385091663846694974" text:style-name="L1">
        <text:list-item>
          <text:p text:style-name="P6"><text:span text:style-name="T1">Collaborative learning under decoupled LTL constraints with communication restrictions (stationary obstacles, MDPs) for homogenous agents.</text:span></text:p>
        </text:list-item>
      </text:list>
      <text:p text:style-name="P1"/>
      <text:p text:style-name="P8">Possible items to incorporate from Scott's proposals:</text:p>
      <text:list xml:id="list5175226068109308107" text:style-name="L4">
        <text:list-item>
          <text:p text:style-name="P9">Control (not necessarily even multiagent) for a given specification while maximizing '<text:span text:style-name="T3">line of sight'</text:span> with certain areas/states. </text:p>
        </text:list-item>
        <text:list-item>
          <text:p text:style-name="P9">Learning/exploration while maximizing '<text:span text:style-name="T3">line of sight'</text:span> with certain areas/states. </text:p>
        </text:list-item>
        <text:list-item>
          <text:p text:style-name="P9">The seems easy to do for stationary obstacles, as you can compute offline all states that are in line of sight. </text:p>
        </text:list-item>
      </text:list>
      <text:p text:style-name="P8">Issues</text:p>
      <text:list xml:id="list4980394945597280515" text:style-name="L5">
        <text:list-item>
          <text:p text:style-name="P10">It is not clear how to handle this with moving targets as the line of sight will be changing <text:span text:style-name="T4">at runtime. At least without accounting for all possible target locations in offline policy generation which will blow up the state space. </text:span></text:p>
        </text:list-item>
      </text:list>
      <text:p text:style-name="P8"/>
      <text:p text:style-name="P5">Initial proposal – <text:span text:style-name="T6">Have an agent (single initially) attempt to satisfy a specification on an MDP while trying to maintain vision (line of sight) with a stochastically moving target. </text:span></text:p>
      <text:list xml:id="list195560185083999" text:continue-numbering="true" text:style-name="L5">
        <text:list-header>
          <text:p text:style-name="P3"/>
        </text:list-header>
      </text:list>
      <text:p text:style-name="P1"/>
      <text:p text:style-name="P1">Medium term</text:p>
      <text:list xml:id="list4472593312589093637" text:style-name="L2">
        <text:list-item>
          <text:p text:style-name="P2">Collaborative control with 'mild' coupling – collision avoidance (possibly using the transfer entropy techniques). </text:p>
        </text:list-item>
        <text:list-item>
          <text:p text:style-name="P7">Collaborative control with stronger coupling – coupled specifications</text:p>
        </text:list-item>
        <text:list-item>
          <text:p text:style-name="P7">Establishing heterogeneity in dynamics for the agents. The meaning of heterogeneity will depend on framework. For an MDP it will <text:span text:style-name="T4">mean</text:span> probabilistic transitions. Not sure how to incorporate velocitie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9:16:17.278935418</meta:creation-date>
    <dc:date>2017-03-02T19:55:59.390045347</dc:date>
    <meta:editing-duration>PT8M1S</meta:editing-duration>
    <meta:editing-cycles>1</meta:editing-cycles>
    <meta:document-statistic meta:table-count="0" meta:image-count="0" meta:object-count="0" meta:page-count="1" meta:paragraph-count="14" meta:word-count="201" meta:character-count="1347" meta:non-whitespace-character-count="1158"/>
    <meta:generator>LibreOffice/4.2.8.2$Linux_X86_64 LibreOffice_project/420m0$Build-2</meta:generator>
  </office:meta>
</office:document-meta>
</file>